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text-underline-style="solid" style:text-underline-width="auto" style:text-underline-color="font-color" fo:font-weight="bold" officeooo:rsid="0001a6d4" officeooo:paragraph-rsid="0001a6d4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4pt" fo:font-style="italic" style:text-underline-style="solid" style:text-underline-width="auto" style:text-underline-color="font-color" fo:font-weight="bold" officeooo:rsid="0001a6d4" officeooo:paragraph-rsid="0001a6d4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style:line-height-at-least="0.198in" fo:text-align="start" style:justify-single-word="false"/>
      <style:text-properties fo:color="#000000" fo:font-size="14pt" fo:font-style="italic" style:text-underline-style="solid" style:text-underline-width="auto" style:text-underline-color="font-color" fo:font-weight="bold" officeooo:rsid="0001a6d4" officeooo:paragraph-rsid="001201f9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5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6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0b363a" fo:background-color="#fffffe"/>
    </style:style>
    <style:style style:name="P7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0f1e50" fo:background-color="#fffffe"/>
    </style:style>
    <style:style style:name="P8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1139bc" fo:background-color="#fffffe"/>
    </style:style>
    <style:style style:name="P9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1201f9" fo:background-color="#fffffe"/>
    </style:style>
    <style:style style:name="P10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1353f2" fo:background-color="#fffffe"/>
    </style:style>
    <style:style style:name="P11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154350" fo:background-color="#fffffe"/>
    </style:style>
    <style:style style:name="P12" style:family="paragraph" style:parent-style-name="Standard">
      <style:paragraph-properties style:line-height-at-least="0.198in" fo:text-align="start" style:justify-single-word="false"/>
      <style:text-properties fo:color="#000000" style:font-name="Consolas" fo:font-size="10.5pt" fo:font-style="italic" style:text-underline-style="solid" style:text-underline-width="auto" style:text-underline-color="font-color" fo:font-weight="normal" officeooo:rsid="0001a6d4" officeooo:paragraph-rsid="000f1e50" fo:background-color="#fffffe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style:line-height-at-least="0.198in" fo:text-align="start" style:justify-single-word="false"/>
      <style:text-properties fo:color="#000000" style:font-name="Consolas" fo:font-size="10.5pt" fo:font-style="italic" style:text-underline-style="solid" style:text-underline-width="auto" style:text-underline-color="font-color" fo:font-weight="normal" officeooo:rsid="0001a6d4" officeooo:paragraph-rsid="001353f2" fo:background-color="#fffffe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style:line-height-at-least="0.198in" fo:text-align="start" style:justify-single-word="false"/>
      <style:text-properties fo:color="#000000" style:font-name="Consolas" fo:font-size="10.5pt" fo:font-style="italic" style:text-underline-style="solid" style:text-underline-width="auto" style:text-underline-color="font-color" fo:font-weight="normal" officeooo:rsid="0001a6d4" officeooo:paragraph-rsid="00154350" fo:background-color="#fffffe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style:line-height-at-least="0.198in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a6d4" officeooo:paragraph-rsid="0001a6d4" style:text-blinking="false" fo:background-color="#ffffff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a6d4" officeooo:paragraph-rsid="0001a6d4" style:text-blinking="false" fo:background-color="#ffffff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a6d4" officeooo:paragraph-rsid="0001a6d4" style:text-blinking="false" fo:background-color="#ffffff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a6d4" officeooo:paragraph-rsid="0001a6d4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style:line-height-at-least="0.198in" fo:text-align="start" style:justify-single-word="false"/>
      <style:text-properties fo:font-variant="normal" fo:text-transform="none" fo:color="#000000" style:text-line-through-style="none" style:text-line-through-type="none" style:font-name="Lato" fo:font-size="10.5pt" fo:letter-spacing="normal" fo:font-style="normal" style:text-underline-style="solid" style:text-underline-width="auto" style:text-underline-color="font-color" fo:font-weight="normal" officeooo:rsid="0001a6d4" officeooo:paragraph-rsid="001139bc" style:text-blinking="false" fo:background-color="#ffffff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21" style:family="paragraph" style:parent-style-name="Standard">
      <style:paragraph-properties style:line-height-at-least="0.198in" fo:text-align="start" style:justify-single-word="false"/>
      <style:text-properties fo:font-variant="normal" fo:text-transform="none" fo:color="#000000" style:text-line-through-style="none" style:text-line-through-type="none" style:font-name="Consolas" fo:font-size="10.5pt" fo:letter-spacing="normal" fo:font-style="normal" style:text-underline-style="solid" style:text-underline-width="auto" style:text-underline-color="font-color" fo:font-weight="normal" officeooo:rsid="0001a6d4" officeooo:paragraph-rsid="000f1e50" style:text-blinking="false" fo:background-color="#fffff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8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normal" officeooo:rsid="0001a6d4" officeooo:paragraph-rsid="0001a6d4" style:text-blinking="false" fo:background-color="#ffffff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8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normal" officeooo:rsid="0001a6d4" officeooo:paragraph-rsid="0001a6d4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style:line-height-at-least="0.198in" fo:text-align="start" style:justify-single-word="false"/>
      <style:text-properties fo:font-variant="normal" fo:text-transform="none" fo:color="#008000" style:text-line-through-style="none" style:text-line-through-type="none" style:font-name="Lato" fo:font-size="10.5pt" fo:letter-spacing="normal" fo:font-style="normal" style:text-underline-style="solid" style:text-underline-width="auto" style:text-underline-color="font-color" fo:font-weight="normal" officeooo:rsid="0001a6d4" officeooo:paragraph-rsid="000b363a" style:text-blinking="false" fo:background-color="#ffffff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25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e"/>
    </style:style>
    <style:style style:name="P26" style:family="paragraph" style:parent-style-name="Standard">
      <style:paragraph-properties style:line-height-at-least="0.198in"/>
      <style:text-properties fo:color="#008000" style:font-name="Consolas" fo:font-size="10.5pt" fo:font-weight="normal" officeooo:paragraph-rsid="000b363a" fo:background-color="#fffffe"/>
    </style:style>
    <style:style style:name="P27" style:family="paragraph" style:parent-style-name="Standard">
      <style:paragraph-properties style:line-height-at-least="0.198in"/>
    </style:style>
    <style:style style:name="P28" style:family="paragraph" style:parent-style-name="Standard">
      <style:paragraph-properties style:line-height-at-least="0.198in"/>
      <style:text-properties officeooo:paragraph-rsid="000b363a"/>
    </style:style>
    <style:style style:name="P29" style:family="paragraph" style:parent-style-name="Standard">
      <style:paragraph-properties style:line-height-at-least="0.198in"/>
      <style:text-properties officeooo:paragraph-rsid="001139bc"/>
    </style:style>
    <style:style style:name="P30" style:family="paragraph" style:parent-style-name="Standard">
      <style:paragraph-properties style:line-height-at-least="0.198in"/>
      <style:text-properties officeooo:paragraph-rsid="001353f2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a6d4" officeooo:paragraph-rsid="0001a6d4" style:text-blinking="false" fo:background-color="#ffffff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4pt" fo:font-style="italic" style:text-underline-style="solid" style:text-underline-width="auto" style:text-underline-color="font-color" fo:font-weight="bold" officeooo:rsid="0001a6d4" officeooo:paragraph-rsid="0001a6d4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34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19140d" fo:background-color="#fffffe"/>
    </style:style>
    <style:style style:name="P35" style:family="paragraph" style:parent-style-name="Standard">
      <style:paragraph-properties style:line-height-at-least="0.198in" fo:text-align="start" style:justify-single-word="false"/>
      <style:text-properties fo:color="#000000" style:font-name="Consolas" fo:font-size="10.5pt" fo:font-style="italic" style:text-underline-style="solid" style:text-underline-width="auto" style:text-underline-color="font-color" fo:font-weight="normal" officeooo:rsid="0001a6d4" officeooo:paragraph-rsid="0019140d" fo:background-color="#fffffe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style:text-line-through-style="none" style:text-line-through-type="none" style:font-name="Lato" fo:letter-spacing="normal" fo:font-style="normal" style:text-blinking="false" fo:background-color="#ffffff" loext:char-shading-value="0" style:font-size-asian="14pt" style:font-style-asian="normal" style:font-style-complex="normal"/>
    </style:style>
    <style:style style:name="T2" style:family="text">
      <style:text-properties fo:font-variant="normal" fo:text-transform="none" style:text-line-through-style="none" style:text-line-through-type="none" style:font-name="Lato" fo:letter-spacing="normal" fo:font-style="normal" style:text-blinking="false" fo:background-color="#ffffff" loext:char-shading-value="0" style:font-size-asian="14pt" style:font-style-asian="normal" style:font-style-complex="normal" loext:padding="0in" loext:border="none"/>
    </style:style>
    <style:style style:name="T3" style:family="text">
      <style:text-properties fo:font-variant="normal" fo:text-transform="none" style:text-line-through-style="none" style:text-line-through-type="none" style:font-name="Lato" fo:letter-spacing="normal" fo:font-style="normal" fo:font-weight="normal" style:text-blinking="false" fo:background-color="#ffffff" loext:char-shading-value="0" style:font-size-asian="14pt" style:font-style-asian="normal" style:font-style-complex="normal"/>
    </style:style>
    <style:style style:name="T4" style:family="text">
      <style:text-properties fo:font-variant="normal" fo:text-transform="none" style:text-line-through-style="none" style:text-line-through-type="none" style:font-name="Lato" fo:letter-spacing="normal" fo:font-style="normal" fo:font-weight="normal" style:text-blinking="false" fo:background-color="#ffffff" loext:char-shading-value="0" style:font-size-asian="14pt" style:font-style-asian="normal" style:font-style-complex="normal" loext:padding="0in" loext:border="none"/>
    </style:style>
    <style:style style:name="T5" style:family="text">
      <style:text-properties fo:font-variant="normal" fo:text-transform="none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tyle-asian="normal" style:font-size-complex="14pt" style:font-style-complex="normal" loext:padding="0in" loext:border="non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blinking="false" style:font-size-asian="14pt" style:font-style-asian="normal" style:font-style-complex="normal" loext:padding="0in" loext:border="none"/>
    </style:style>
    <style:style style:name="T8" style:family="text">
      <style:text-properties fo:font-variant="normal" fo:text-transform="none" style:text-line-through-style="none" style:text-line-through-type="none" style:font-name="Consolas" fo:font-size="10.5pt" fo:letter-spacing="normal" fo:font-style="normal" fo:font-weight="normal" style:text-blinking="false" fo:background-color="#fffffe" loext:char-shading-value="0" style:font-size-asian="14pt" style:font-style-asian="normal" style:font-style-complex="normal"/>
    </style:style>
    <style:style style:name="T9" style:family="text">
      <style:text-properties fo:font-variant="normal" fo:text-transform="none" style:text-line-through-style="none" style:text-line-through-type="none" style:font-name="Consolas" fo:font-size="10.5pt" fo:letter-spacing="normal" fo:font-style="normal" fo:font-weight="normal" style:text-blinking="false" fo:background-color="#fffffe" loext:char-shading-value="0" style:font-size-asian="14pt" style:font-style-asian="normal" style:font-style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style:text-blinking="false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107e" style:text-line-through-style="none" style:text-line-through-type="none" fo:letter-spacing="normal" fo:font-style="normal" style:text-blinking="false" style:font-size-asian="14pt" style:font-style-asian="normal" style:font-style-complex="normal" loext:padding="0in" loext:border="none"/>
    </style:style>
    <style:style style:name="T12" style:family="text">
      <style:text-properties fo:font-variant="normal" fo:text-transform="none" fo:color="#00107e" style:text-line-through-style="none" style:text-line-through-type="none" style:font-name="Consolas" fo:font-size="10.5pt" fo:letter-spacing="normal" fo:font-style="normal" fo:font-weight="normal" style:text-blinking="false" fo:background-color="#fffffe" loext:char-shading-value="0" style:font-size-asian="14pt" style:font-style-asian="normal" style:font-style-complex="normal"/>
    </style:style>
    <style:style style:name="T13" style:family="text">
      <style:text-properties fo:font-variant="normal" fo:text-transform="none" fo:color="#00107e" style:text-line-through-style="none" style:text-line-through-type="none" style:font-name="Consolas" fo:font-size="10.5pt" fo:letter-spacing="normal" fo:font-style="normal" fo:font-weight="normal" style:text-blinking="false" fo:background-color="#fffffe" loext:char-shading-value="0" style:font-size-asian="14pt" style:font-style-asian="normal" style:font-style-complex="normal" loext:padding="0in" loext:border="none"/>
    </style:style>
    <style:style style:name="T14" style:family="text">
      <style:text-properties fo:font-variant="normal" fo:text-transform="none" fo:color="#00107e" style:text-line-through-style="none" style:text-line-through-type="none" style:font-name="Lato" fo:letter-spacing="normal" fo:font-style="normal" fo:font-weight="normal" style:text-blinking="false" fo:background-color="#ffffff" loext:char-shading-value="0" style:font-size-asian="14pt" style:font-style-asian="normal" style:font-style-complex="normal"/>
    </style:style>
    <style:style style:name="T15" style:family="text">
      <style:text-properties fo:font-variant="normal" fo:text-transform="none" fo:color="#00107e" style:text-line-through-style="none" style:text-line-through-type="none" style:font-name="Lato" fo:letter-spacing="normal" fo:font-style="normal" fo:font-weight="normal" style:text-blinking="false" fo:background-color="#ffffff" loext:char-shading-value="0" style:font-size-asian="14pt" style:font-style-asian="normal" style:font-style-complex="normal" loext:padding="0in" loext:border="none"/>
    </style:style>
    <style:style style:name="T16" style:family="text">
      <style:text-properties fo:font-variant="normal" fo:text-transform="none" fo:color="#0000ff" style:text-line-through-style="none" style:text-line-through-type="none" style:font-name="Consolas" fo:font-size="10.5pt" fo:letter-spacing="normal" fo:font-style="normal" fo:font-weight="normal" style:text-blinking="false" fo:background-color="#fffffe" loext:char-shading-value="0" style:font-size-asian="14pt" style:font-style-asian="normal" style:font-style-complex="normal"/>
    </style:style>
    <style:style style:name="T17" style:family="text">
      <style:text-properties fo:font-variant="normal" fo:text-transform="none" fo:color="#0000ff" style:text-line-through-style="none" style:text-line-through-type="none" style:font-name="Consolas" fo:font-size="10.5pt" fo:letter-spacing="normal" fo:font-style="normal" fo:font-weight="normal" style:text-blinking="false" fo:background-color="#fffffe" loext:char-shading-value="0" style:font-size-asian="14pt" style:font-style-asian="normal" style:font-style-complex="normal" loext:padding="0in" loext:border="none"/>
    </style:style>
    <style:style style:name="T18" style:family="text">
      <style:text-properties fo:font-variant="normal" fo:text-transform="none" fo:color="#0000ff" style:text-line-through-style="none" style:text-line-through-type="none" style:font-name="Lato" fo:letter-spacing="normal" fo:font-style="normal" fo:font-weight="normal" style:text-blinking="false" fo:background-color="#ffffff" loext:char-shading-value="0" style:font-size-asian="14pt" style:font-style-asian="normal" style:font-style-complex="normal"/>
    </style:style>
    <style:style style:name="T19" style:family="text">
      <style:text-properties fo:font-variant="normal" fo:text-transform="none" fo:color="#0000ff" style:text-line-through-style="none" style:text-line-through-type="none" style:font-name="Lato" fo:letter-spacing="normal" fo:font-style="normal" fo:font-weight="normal" style:text-blinking="false" fo:background-color="#ffffff" loext:char-shading-value="0" style:font-size-asian="14pt" style:font-style-asian="normal" style:font-style-complex="normal" loext:padding="0in" loext:border="none"/>
    </style:style>
    <style:style style:name="T20" style:family="text">
      <style:text-properties fo:color="#0000ff"/>
    </style:style>
    <style:style style:name="T21" style:family="text">
      <style:text-properties fo:color="#00107e"/>
    </style:style>
    <style:style style:name="T22" style:family="text">
      <style:text-properties fo:color="#09885a"/>
    </style:style>
    <style:style style:name="T23" style:family="text">
      <style:text-properties fo:color="#008000"/>
    </style:style>
    <style:style style:name="T24" style:family="text">
      <style:text-properties fo:color="#008080"/>
    </style:style>
    <style:style style:name="T25" style:family="text">
      <style:text-properties fo:color="#a31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al Programming</text:p>
      <text:p text:style-name="P1"/>
      <text:p text:style-name="P2"><text:a xlink:type="simple" xlink:href="http://192.168.0.253:8000/learn/javascript-algorithms-and-data-structures/functional-programming/learn-about-functional-programming" text:style-name="Internet_20_link" text:visited-style-name="Visited_20_Internet_20_Link"><text:span text:style-name="T2">Learn About Functional Programming</text:span></text:a></text:p>
      <text:p text:style-name="P16"><text:tab/>const prepareTea = () =&gt; 'greenTea';</text:p>
      <text:p text:style-name="P4"><text:tab/>const getTea = (numOfCups) =&gt; {</text:p>
      <text:p text:style-name="P4"><text:tab/>const teaCups = [];</text:p>
      <text:p text:style-name="P4"><text:tab/>for(let cups = 1; cups &lt;= numOfCups; cups += 1) {</text:p>
      <text:p text:style-name="P4"><text:tab/>const teaCup = prepareTea();</text:p>
      <text:p text:style-name="P4"><text:tab/>teaCups.push(teaCup);</text:p>
      <text:p text:style-name="P4"><text:tab/>}</text:p>
      <text:p text:style-name="P4"><text:tab/>return teaCups;</text:p>
      <text:p text:style-name="P4"><text:tab/>};</text:p>
      <text:p text:style-name="P4"><text:tab/>const tea4TeamFCC = getTea(40) ; </text:p>
      <text:p text:style-name="P2"><text:a xlink:type="simple" xlink:href="http://192.168.0.253:8000/learn/javascript-algorithms-and-data-structures/functional-programming/understand-functional-programming-terminology" text:style-name="Internet_20_link" text:visited-style-name="Visited_20_Internet_20_Link"><text:span text:style-name="T6"/></text:a></text:p>
      <text:p text:style-name="P2"><text:a xlink:type="simple" xlink:href="http://192.168.0.253:8000/learn/javascript-algorithms-and-data-structures/functional-programming/understand-functional-programming-terminology" text:style-name="Internet_20_link" text:visited-style-name="Visited_20_Internet_20_Link"><text:span text:style-name="T2">Understand Functional Programming Terminology</text:span></text:a></text:p>
      <text:p text:style-name="P16"><text:tab/>const prepareGreenTea = () =&gt; 'greenTea';</text:p>
      <text:p text:style-name="P4"><text:tab/>const prepareBlackTea = () =&gt; 'blackTea';</text:p>
      <text:p text:style-name="P4"><text:tab/>const getTea = (prepareTea, numOfCups) =&gt; {</text:p>
      <text:p text:style-name="P4"><text:tab/>const teaCups = [];</text:p>
      <text:p text:style-name="P4"><text:tab/>for(let cups = 1; cups &lt;= numOfCups; cups += 1) {</text:p>
      <text:p text:style-name="P4"><text:tab/>const teaCup = prepareTea();</text:p>
      <text:p text:style-name="P4"><text:tab/>teaCups.push(teaCup);</text:p>
      <text:p text:style-name="P4"><text:tab/>}</text:p>
      <text:p text:style-name="P15"><text:tab/></text:p>
      <text:p text:style-name="P4"><text:tab/>return teaCups;</text:p>
      <text:p text:style-name="P4"><text:tab/>};</text:p>
      <text:p text:style-name="P4"><text:tab/>const tea4GreenTeamFCC = getTea(prepareGreenTea, 27);</text:p>
      <text:p text:style-name="P4"><text:tab/>const tea4BlackTeamFCC = getTea(prepareBlackTea, 13);</text:p>
      <text:p text:style-name="P18"/>
      <text:p text:style-name="P2"><text:a xlink:type="simple" xlink:href="http://192.168.0.253:8000/learn/javascript-algorithms-and-data-structures/functional-programming/understand-the-hazards-of-using-imperative-code" text:style-name="Internet_20_link" text:visited-style-name="Visited_20_Internet_20_Link"><text:span text:style-name="T2">Understand the Hazards of Using Imperative Code</text:span></text:a></text:p>
      <text:p text:style-name="P2"><text:a xlink:type="simple" xlink:href="http://192.168.0.253:8000/learn/javascript-algorithms-and-data-structures/functional-programming/avoid-mutations-and-side-effects-using-functional-programming" text:style-name="Internet_20_link" text:visited-style-name="Visited_20_Internet_20_Link"><text:span text:style-name="T6"/></text:a></text:p>
      <text:p text:style-name="P18"/>
      <text:p text:style-name="P22">// Only change code below this line</text:p>
      <text:p text:style-name="P27"/>
      <text:p text:style-name="P5"><text:span text:style-name="T20">var</text:span> <text:span text:style-name="T21">tabsBeforeIndex</text:span> = <text:span text:style-name="T20">this</text:span>.<text:span text:style-name="T21">tabs</text:span>.<text:span text:style-name="T21">slice</text:span>(<text:span text:style-name="T22">0</text:span>, <text:span text:style-name="T21">index</text:span>); <text:span text:style-name="T23">// get the tabs before the tab</text:span></text:p>
      <text:p text:style-name="P5"><text:span text:style-name="T20">var</text:span> <text:span text:style-name="T21">tabsAfterIndex</text:span> = <text:span text:style-name="T20">this</text:span>.<text:span text:style-name="T21">tabs</text:span>.<text:span text:style-name="T21">slice</text:span>(<text:span text:style-name="T21">index</text:span> + <text:span text:style-name="T22">1</text:span>); <text:span text:style-name="T23">// get the tabs after the tab</text:span></text:p>
      <text:p text:style-name="P27"/>
      <text:p text:style-name="P5"><text:span text:style-name="T20">this</text:span>.<text:span text:style-name="T21">tabs</text:span> = <text:span text:style-name="T21">tabsBeforeIndex</text:span>.<text:span text:style-name="T21">concat</text:span>(<text:span text:style-name="T21">tabsAfterIndex</text:span>); <text:span text:style-name="T23">// join them together</text:span></text:p>
      <text:p text:style-name="P27"/>
      <text:p text:style-name="P25">// Only change code above this line</text:p>
      <text:p text:style-name="P18"/>
      <text:p text:style-name="P18"/>
      <text:p text:style-name="P18"/>
      <text:p text:style-name="P2"><text:a xlink:type="simple" xlink:href="http://192.168.0.253:8000/learn/javascript-algorithms-and-data-structures/functional-programming/avoid-mutations-and-side-effects-using-functional-programming" text:style-name="Internet_20_link" text:visited-style-name="Visited_20_Internet_20_Link"><text:span text:style-name="T2">Avoid Mutations and Side Effects Using Functional Programming</text:span></text:a></text:p>
      <text:p text:style-name="P22">// Add your code below this line</text:p>
      <text:p text:style-name="P5"><text:soft-page-break/><text:span text:style-name="T20">let</text:span> <text:span text:style-name="T21">fixedValue</text:span> = <text:span text:style-name="T22">4</text:span> + <text:span text:style-name="T22">1</text:span>;</text:p>
      <text:p text:style-name="P5"><text:span text:style-name="T20">return</text:span> <text:span text:style-name="T21">fixedValue</text:span>;</text:p>
      <text:p text:style-name="P25">// Add your code above this line</text:p>
      <text:p text:style-name="P18"/>
      <text:p text:style-name="P18"/>
      <text:p text:style-name="P2"><text:a xlink:type="simple" xlink:href="http://192.168.0.253:8000/learn/javascript-algorithms-and-data-structures/functional-programming/pass-arguments-to-avoid-external-dependence-in-a-function" text:style-name="Internet_20_link" text:visited-style-name="Visited_20_Internet_20_Link"><text:span text:style-name="T2">Pass Arguments to Avoid External Dependence in a Function</text:span></text:a></text:p>
      <text:p text:style-name="P2"><text:a xlink:type="simple" xlink:href="http://192.168.0.253:8000/learn/javascript-algorithms-and-data-structures/functional-programming/refactor-global-variables-out-of-functions" text:style-name="Internet_20_link" text:visited-style-name="Visited_20_Internet_20_Link"><text:span text:style-name="T6"/></text:a></text:p>
      <text:p text:style-name="P26">// Add your code below this line</text:p>
      <text:p text:style-name="P6"><text:span text:style-name="T20">function</text:span> <text:span text:style-name="T21">incrementer</text:span> (<text:span text:style-name="T21">newValue</text:span>) {</text:p>
      <text:p text:style-name="P6"><text:span text:style-name="T20">return</text:span> <text:span text:style-name="T21">fixedValue</text:span> +<text:span text:style-name="T22">1</text:span>;</text:p>
      <text:p text:style-name="P28"/>
      <text:p text:style-name="P24">// Add your code above this line</text:p>
      <text:p text:style-name="P18"/>
      <text:p text:style-name="P2"><text:a xlink:type="simple" xlink:href="http://192.168.0.253:8000/learn/javascript-algorithms-and-data-structures/functional-programming/refactor-global-variables-out-of-functions" text:style-name="Internet_20_link" text:visited-style-name="Visited_20_Internet_20_Link"><text:span text:style-name="T2">Refactor Global Variables Out of Functions</text:span></text:a></text:p>
      <text:p text:style-name="P23">// Add your code below this line</text:p>
      <text:p text:style-name="P5"><text:span text:style-name="T20">function</text:span> <text:span text:style-name="T21">add</text:span> (<text:span text:style-name="T21">originalBooklist</text:span>, <text:span text:style-name="T21">bookName</text:span>) {</text:p>
      <text:p text:style-name="P5"><text:span text:style-name="T20">let</text:span> <text:span text:style-name="T21">newBooklist</text:span> = [...<text:span text:style-name="T21">originalBooklist</text:span>];</text:p>
      <text:p text:style-name="P5"><text:span text:style-name="T21">newBooklist</text:span>.<text:span text:style-name="T21">push</text:span>(<text:span text:style-name="T21">bookName</text:span>);</text:p>
      <text:p text:style-name="P5"><text:span text:style-name="T20">return</text:span> <text:span text:style-name="T21">newBooklist</text:span>;</text:p>
      <text:p text:style-name="P25">// Add your code above this line</text:p>
      <text:p text:style-name="P5">}</text:p>
      <text:p text:style-name="P27"/>
      <text:p text:style-name="P25">/* This function should remove a book from the list and return the list */</text:p>
      <text:p text:style-name="P25">// New parameters should come before the bookName one</text:p>
      <text:p text:style-name="P27"/>
      <text:p text:style-name="P25">// Add your code below this line</text:p>
      <text:p text:style-name="P5"><text:span text:style-name="T20">function</text:span> <text:span text:style-name="T21">remove</text:span> (<text:span text:style-name="T21">originalBooklist</text:span>, <text:span text:style-name="T21">bookName</text:span>) {</text:p>
      <text:p text:style-name="P5"><text:span text:style-name="T20">var</text:span> <text:span text:style-name="T21">book_index</text:span> = <text:span text:style-name="T21">originalBooklist</text:span>.<text:span text:style-name="T21">indexOf</text:span>(<text:span text:style-name="T21">bookName</text:span>);</text:p>
      <text:p text:style-name="P5"><text:span text:style-name="T20">if</text:span> (<text:span text:style-name="T21">book_index</text:span> &gt;= <text:span text:style-name="T22">0</text:span>) {</text:p>
      <text:p text:style-name="P5"><text:span text:style-name="T20">let</text:span> <text:span text:style-name="T21">newBooklist</text:span> = [...<text:span text:style-name="T21">originalBooklist</text:span>];</text:p>
      <text:p text:style-name="P5"><text:span text:style-name="T21">newBooklist</text:span>.<text:span text:style-name="T21">splice</text:span>(<text:span text:style-name="T21">book_index</text:span>, <text:span text:style-name="T22">1</text:span>);</text:p>
      <text:p text:style-name="P5"><text:span text:style-name="T20">return</text:span> <text:span text:style-name="T21">newBooklist</text:span>;</text:p>
      <text:p text:style-name="P27"/>
      <text:p text:style-name="P25">// Add your code above this line</text:p>
      <text:p text:style-name="P19"/>
      <text:p text:style-name="P2"><text:a xlink:type="simple" xlink:href="http://192.168.0.253:8000/learn/javascript-algorithms-and-data-structures/functional-programming/use-the-map-method-to-extract-data-from-an-array" text:style-name="Internet_20_link" text:visited-style-name="Visited_20_Internet_20_Link"><text:span text:style-name="T1">Use the map Method to Extract Data from an Array</text:span></text:a></text:p>
      <text:p text:style-name="P17">var rating = watchList.map(x=&gt; ({title: x.Title, rating: x.imdbRating}));</text:p>
      <text:p text:style-name="P19"/>
      <text:p text:style-name="P2"><text:a xlink:type="simple" xlink:href="http://192.168.0.253:8000/learn/javascript-algorithms-and-data-structures/functional-programming/implement-map-on-a-prototype" text:style-name="Internet_20_link" text:visited-style-name="Visited_20_Internet_20_Link"><text:span text:style-name="T1">Implement map on a Prototype</text:span></text:a></text:p>
      <text:p text:style-name="P7"><text:span text:style-name="T20">for</text:span> (<text:span text:style-name="T20">let</text:span> <text:span text:style-name="T21">i</text:span> = <text:span text:style-name="T22">0</text:span>; <text:span text:style-name="T21">i</text:span> &lt; <text:span text:style-name="T20">this</text:span>.<text:span text:style-name="T21">length</text:span>; <text:span text:style-name="T21">i</text:span> += <text:span text:style-name="T22">1</text:span>){</text:p>
      <text:p text:style-name="P7"><text:span text:style-name="T21">newArray</text:span>.<text:span text:style-name="T21">push</text:span>(<text:span text:style-name="T21">callback</text:span>(<text:span text:style-name="T20">this</text:span>[<text:span text:style-name="T21">i</text:span>]));</text:p>
      <text:p text:style-name="P7">}</text:p>
      <text:p text:style-name="P12"><text:span text:style-name="T11">console</text:span><text:span text:style-name="T7">.</text:span><text:span text:style-name="T11">log</text:span><text:span text:style-name="T7">(</text:span><text:span text:style-name="T11">newArray</text:span><text:span text:style-name="T7">);</text:span></text:p>
      <text:p text:style-name="P21"/>
      <text:p text:style-name="P2"><text:a xlink:type="simple" xlink:href="http://192.168.0.253:8000/learn/javascript-algorithms-and-data-structures/functional-programming/use-the-filter-method-to-extract-data-from-an-array" text:style-name="Internet_20_link" text:visited-style-name="Visited_20_Internet_20_Link"><text:span text:style-name="T2">Use the filter Method to Extract Data from an Array</text:span></text:a></text:p>
      <text:p text:style-name="P2"><text:a xlink:type="simple" xlink:href="http://192.168.0.253:8000/learn/javascript-algorithms-and-data-structures/functional-programming/implement-the-filter-method-on-a-prototype" text:style-name="Internet_20_link" text:visited-style-name="Visited_20_Internet_20_Link"><text:span text:style-name="T6"/></text:a></text:p>
      <text:p text:style-name="P8"><text:soft-page-break/><text:span text:style-name="T20">var</text:span> <text:span text:style-name="T21">filteredList</text:span> = <text:span text:style-name="T21">watchList</text:span>.<text:span text:style-name="T21">map</text:span>(<text:span text:style-name="T20">function</text:span>(<text:span text:style-name="T21">individualMovie</text:span>) {</text:p>
      <text:p text:style-name="P8"><text:span text:style-name="T20">let</text:span> <text:span text:style-name="T21">refinedMovieData</text:span> = {};</text:p>
      <text:p text:style-name="P8"><text:span text:style-name="T21">refinedMovieData</text:span>.<text:span text:style-name="T21">title</text:span> = <text:span text:style-name="T21">individualMovie</text:span>.<text:span text:style-name="T24">Title</text:span>;</text:p>
      <text:p text:style-name="P8"><text:span text:style-name="T21">refinedMovieData</text:span>.<text:span text:style-name="T21">rating</text:span> = <text:span text:style-name="T21">individualMovie</text:span>.<text:span text:style-name="T21">imdbRating</text:span>;</text:p>
      <text:p text:style-name="P8"><text:span text:style-name="T20">return</text:span> <text:span text:style-name="T21">refinedMovieData</text:span>;</text:p>
      <text:p text:style-name="P8">}).<text:span text:style-name="T21">filter</text:span>(<text:span text:style-name="T20">function</text:span>(<text:span text:style-name="T21">individualMovie</text:span>){</text:p>
      <text:p text:style-name="P8"><text:span text:style-name="T20">let</text:span> <text:span text:style-name="T21">ratingInteger</text:span> = <text:span text:style-name="T21">parseFloat</text:span>(<text:span text:style-name="T21">individualMovie</text:span>.<text:span text:style-name="T21">rating</text:span>);</text:p>
      <text:p text:style-name="P8"><text:span text:style-name="T20">if</text:span> (<text:span text:style-name="T21">ratingInteger</text:span> &gt;= <text:span text:style-name="T22">8.0</text:span>){</text:p>
      <text:p text:style-name="P8"><text:span text:style-name="T20">return</text:span> <text:span text:style-name="T21">individualMovie</text:span>;</text:p>
      <text:p text:style-name="P29"/>
      <text:p text:style-name="P8">}</text:p>
      <text:p text:style-name="P20">});</text:p>
      <text:p text:style-name="P2"><text:a xlink:type="simple" xlink:href="http://192.168.0.253:8000/learn/javascript-algorithms-and-data-structures/functional-programming/implement-the-filter-method-on-a-prototype" text:style-name="Internet_20_link" text:visited-style-name="Visited_20_Internet_20_Link"><text:span text:style-name="T2">Implement the filter Method on a Prototype</text:span></text:a></text:p>
      <text:p text:style-name="P9"><text:span text:style-name="T20">for</text:span> (<text:span text:style-name="T20">let</text:span> <text:span text:style-name="T21">i</text:span> = <text:span text:style-name="T22">0</text:span>; <text:span text:style-name="T21">i</text:span> &lt; <text:span text:style-name="T20">this</text:span>.<text:span text:style-name="T21">length</text:span>; <text:span text:style-name="T21">i</text:span> += <text:span text:style-name="T22">1</text:span>){</text:p>
      <text:p text:style-name="P9"><text:span text:style-name="T20">if</text:span>(<text:span text:style-name="T21">callback</text:span>(<text:span text:style-name="T20">this</text:span>[<text:span text:style-name="T21">i</text:span>])){</text:p>
      <text:p text:style-name="P9"><text:span text:style-name="T21">newArray</text:span>.<text:span text:style-name="T21">push</text:span>(<text:span text:style-name="T20">this</text:span>[<text:span text:style-name="T21">i</text:span>]);</text:p>
      <text:p text:style-name="P9">}</text:p>
      <text:p text:style-name="P9">}</text:p>
      <text:p text:style-name="P3"><text:a xlink:type="simple" xlink:href="http://192.168.0.253:8000/learn/javascript-algorithms-and-data-structures/functional-programming/return-part-of-an-array-using-the-slice-method" text:style-name="Internet_20_link" text:visited-style-name="Visited_20_Internet_20_Link"><text:span text:style-name="T6"/></text:a></text:p>
      <text:p text:style-name="P2"><text:a xlink:type="simple" xlink:href="http://192.168.0.253:8000/learn/javascript-algorithms-and-data-structures/functional-programming/return-part-of-an-array-using-the-slice-method" text:style-name="Internet_20_link" text:visited-style-name="Visited_20_Internet_20_Link"><text:span text:style-name="T2">Return Part of an Array Using the slice Method</text:span></text:a></text:p>
      <text:p text:style-name="P16"><text:tab/>function sliceArray(anim, beginSlice, endSlice) {</text:p>
      <text:p text:style-name="P4"><text:tab/>return anim.slice(beginSlice, endSlice)</text:p>
      <text:p text:style-name="P4"><text:tab/>}</text:p>
      <text:p text:style-name="P4"><text:tab/>var inputAnim = ["Cat", "Dog", "Tiger", "Zebra", "Ant"];</text:p>
      <text:p text:style-name="P4"><text:tab/>sliceArray(inputAnim, 1, 3);</text:p>
      <text:p text:style-name="P16"/>
      <text:p text:style-name="P2"><text:a xlink:type="simple" xlink:href="http://192.168.0.253:8000/learn/javascript-algorithms-and-data-structures/functional-programming/remove-elements-from-an-array-using-slice-instead-of-splice" text:style-name="Internet_20_link" text:visited-style-name="Visited_20_Internet_20_Link"><text:span text:style-name="T2">Remove Elements from an Array Using slice Instead of splice</text:span></text:a></text:p>
      <text:p text:style-name="P16"><text:tab/>function nonMutatingSplice(cities) {</text:p>
      <text:p text:style-name="P4"><text:tab/>return cities.slice(0,3);</text:p>
      <text:p text:style-name="P4"><text:tab/>}</text:p>
      <text:p text:style-name="P4"><text:tab/>var inputCities = ["Chicago", "Delhi", "Islamabad", "London", "Berlin"];</text:p>
      <text:p text:style-name="P4"><text:tab/>nonMutatingSplice(inputCities);</text:p>
      <text:p text:style-name="P16"/>
      <text:p text:style-name="P2"><text:a xlink:type="simple" xlink:href="http://192.168.0.253:8000/learn/javascript-algorithms-and-data-structures/functional-programming/combine-two-arrays-using-the-concat-method" text:style-name="Internet_20_link" text:visited-style-name="Visited_20_Internet_20_Link"><text:span text:style-name="T2">Combine Two Arrays Using the concat Method</text:span></text:a></text:p>
      <text:p text:style-name="P16"><text:tab/>function nonMutatingConcat(original, attach) {</text:p>
      <text:p text:style-name="P4"><text:tab/>return original.concat(second)</text:p>
      <text:p text:style-name="P4"><text:tab/>}</text:p>
      <text:p text:style-name="P4"><text:tab/>var first = [1, 2, 3];</text:p>
      <text:p text:style-name="P4"><text:tab/>var second = [4, 5];</text:p>
      <text:p text:style-name="P4"><text:tab/>nonMutatingConcat(first, second);</text:p>
      <text:p text:style-name="P18"/>
      <text:p text:style-name="P2"><text:a xlink:type="simple" xlink:href="http://192.168.0.253:8000/learn/javascript-algorithms-and-data-structures/functional-programming/add-elements-to-the-end-of-an-array-using-concat-instead-of-push" text:style-name="Internet_20_link" text:visited-style-name="Visited_20_Internet_20_Link"><text:span text:style-name="T2">Add Elements to the End of an Array Using concat Instead of push</text:span></text:a></text:p>
      <text:p text:style-name="P17"><text:tab/>function nonMutatingPush(original, newItem) {</text:p>
      <text:p text:style-name="P4"><text:tab/>return original.concat(newItem);</text:p>
      <text:p text:style-name="P4"><text:tab/>}</text:p>
      <text:p text:style-name="P4"><text:tab/>var first = [1, 2, 3];</text:p>
      <text:p text:style-name="P4"><text:tab/>var second = [4, 5];</text:p>
      <text:p text:style-name="P4"><text:soft-page-break/><text:tab/>nonMutatingPush(first, second);</text:p>
      <text:p text:style-name="P17"/>
      <text:p text:style-name="P2"><text:a xlink:type="simple" xlink:href="http://192.168.0.253:8000/learn/javascript-algorithms-and-data-structures/functional-programming/use-the-reduce-method-to-analyze-data" text:style-name="Internet_20_link" text:visited-style-name="Visited_20_Internet_20_Link"><text:span text:style-name="T1">Use the reduce Method to Analyze Data</text:span></text:a></text:p>
      <text:p text:style-name="P10"><text:span text:style-name="T20">let</text:span> <text:span text:style-name="T21">nolanMovies</text:span> = <text:span text:style-name="T21">watchList</text:span>.<text:span text:style-name="T21">filter</text:span>(<text:span text:style-name="T21">movie</text:span> =&gt; {</text:p>
      <text:p text:style-name="P10"><text:span text:style-name="T20">if</text:span>(<text:span text:style-name="T21">movie</text:span>.<text:span text:style-name="T24">Director</text:span> === <text:span text:style-name="T25">"Christopher Nolan"</text:span>) <text:span text:style-name="T20">return</text:span> <text:span text:style-name="T21">movie</text:span>;</text:p>
      <text:p text:style-name="P10">});</text:p>
      <text:p text:style-name="P30"/>
      <text:p text:style-name="P10"><text:span text:style-name="T20">let</text:span> <text:span text:style-name="T21">nolanMovieRatingSum</text:span> = <text:span text:style-name="T21">nolanMovies</text:span>.<text:span text:style-name="T21">reduce</text:span>(<text:span text:style-name="T20">function</text:span>(<text:span text:style-name="T21">total</text:span>, <text:span text:style-name="T21">movie</text:span>, <text:span text:style-name="T21">currentIndex</text:span>, <text:span text:style-name="T21">arr</text:span>){</text:p>
      <text:p text:style-name="P10"><text:span text:style-name="T21">total</text:span> += <text:span text:style-name="T21">parseFloat</text:span>(<text:span text:style-name="T21">movie</text:span>.<text:span text:style-name="T21">imdbRating</text:span>);</text:p>
      <text:p text:style-name="P10"><text:span text:style-name="T20">return</text:span> <text:span text:style-name="T21">total</text:span>;</text:p>
      <text:p text:style-name="P10">}, <text:span text:style-name="T22">0</text:span>)</text:p>
      <text:p text:style-name="P30"/>
      <text:p text:style-name="P10"><text:span text:style-name="T20">let</text:span> <text:span text:style-name="T21">nolanMovieCount</text:span> = <text:span text:style-name="T21">nolanMovies</text:span>.<text:span text:style-name="T21">length</text:span>;</text:p>
      <text:p text:style-name="P13"><text:span text:style-name="T17">let</text:span><text:span text:style-name="T9"> </text:span><text:span text:style-name="T13">averageRating</text:span><text:span text:style-name="T9"> = </text:span><text:span text:style-name="T13">nolanMovieRatingSum</text:span><text:span text:style-name="T9"> / </text:span><text:span text:style-name="T13">nolanMovieCount</text:span><text:span text:style-name="T9">;</text:span></text:p>
      <text:p text:style-name="P2"><text:a xlink:type="simple" xlink:href="http://192.168.0.253:8000/learn/javascript-algorithms-and-data-structures/functional-programming/use-higher-order-functions-map-filter-or-reduce-to-solve-a-complex-problem" text:style-name="Internet_20_link" text:visited-style-name="Visited_20_Internet_20_Link"><text:span text:style-name="T2">Use Higher-Order Functions map, filter, or reduce to Solve a Comple Problem</text:span></text:a></text:p>
      <text:p text:style-name="P11"><text:span text:style-name="T20">let</text:span> <text:span text:style-name="T21">positiveIntegerSquared</text:span> = <text:span text:style-name="T21">arr</text:span>.<text:span text:style-name="T21">filter</text:span>(<text:span text:style-name="T21">num</text:span> =&gt;{</text:p>
      <text:p text:style-name="P11"><text:span text:style-name="T20">if</text:span> (<text:span text:style-name="T24">Number</text:span>.<text:span text:style-name="T21">isInteger</text:span>(<text:span text:style-name="T21">num</text:span>) &amp;&amp; <text:span text:style-name="T21">num</text:span> &gt; <text:span text:style-name="T22">0</text:span>) <text:span text:style-name="T20">return</text:span> <text:span text:style-name="T21">num</text:span>;</text:p>
      <text:p text:style-name="P11">}).<text:span text:style-name="T21">map</text:span>(<text:span text:style-name="T21">num</text:span> =&gt; { <text:span text:style-name="T20">return</text:span> <text:span text:style-name="T21">num</text:span> * <text:span text:style-name="T21">num</text:span>; });</text:p>
      <text:p text:style-name="P14"><text:span text:style-name="T16">return</text:span><text:span text:style-name="T8"> </text:span><text:span text:style-name="T12">positiveIntegerSquared</text:span><text:span text:style-name="T8">;</text:span></text:p>
      <text:p text:style-name="P2"><text:a xlink:type="simple" xlink:href="http://192.168.0.253:8000/learn/javascript-algorithms-and-data-structures/functional-programming/sort-an-array-alphabetically-using-the-sort-method" text:style-name="Internet_20_link" text:visited-style-name="Visited_20_Internet_20_Link"><text:span text:style-name="T1">Sort an Array Alphabetically using the sort Method</text:span></text:a></text:p>
      <text:p text:style-name="P17"><text:tab/>function alphabeticalOrder(arr) {</text:p>
      <text:p text:style-name="P4"><text:tab/>return arr.sort()</text:p>
      <text:p text:style-name="P4"><text:tab/>}</text:p>
      <text:p text:style-name="P4"><text:tab/>alphabeticalOrder(["a", "d", "c", "a", "z", "g"]);</text:p>
      <text:p text:style-name="P17"/>
      <text:p text:style-name="P2"><text:a xlink:type="simple" xlink:href="http://192.168.0.253:8000/learn/javascript-algorithms-and-data-structures/functional-programming/return-a-sorted-array-without-changing-the-original-array" text:style-name="Internet_20_link" text:visited-style-name="Visited_20_Internet_20_Link"><text:span text:style-name="T1">Return a Sorted Array Without Changing the Original Array</text:span></text:a></text:p>
      <text:p text:style-name="P17"><text:tab/>var globalArray = [5, 6, 3, 2, 9];</text:p>
      <text:p text:style-name="P4"><text:tab/>function nonMutatingSort(arr) {</text:p>
      <text:p text:style-name="P4"><text:tab/>let a = [...arr]</text:p>
      <text:p text:style-name="P4"><text:tab/>return a.sort()</text:p>
      <text:p text:style-name="P4"><text:tab/>}</text:p>
      <text:p text:style-name="P4"><text:tab/>nonMutatingSort(globalArray);</text:p>
      <text:p text:style-name="P2"><text:a xlink:type="simple" xlink:href="http://192.168.0.253:8000/learn/javascript-algorithms-and-data-structures/functional-programming/split-a-string-into-an-array-using-the-split-method" text:style-name="Internet_20_link" text:visited-style-name="Visited_20_Internet_20_Link"><text:span text:style-name="T5"/></text:a></text:p>
      <text:p text:style-name="P2"><text:a xlink:type="simple" xlink:href="http://192.168.0.253:8000/learn/javascript-algorithms-and-data-structures/functional-programming/split-a-string-into-an-array-using-the-split-method" text:style-name="Internet_20_link" text:visited-style-name="Visited_20_Internet_20_Link"><text:span text:style-name="T1">Split a String into an Array Using the split Method</text:span></text:a></text:p>
      <text:p text:style-name="P16"><text:tab/>function splitify(str) {</text:p>
      <text:p text:style-name="P4"><text:tab/>return str.split(/[ ,.-]/)</text:p>
      <text:p text:style-name="P4"><text:tab/>}</text:p>
      <text:p text:style-name="P4"><text:tab/>splitify("Hello World,I-am code");</text:p>
      <text:p text:style-name="P16"/>
      <text:p text:style-name="P2"><text:a xlink:type="simple" xlink:href="http://192.168.0.253:8000/learn/javascript-algorithms-and-data-structures/functional-programming/combine-an-array-into-a-string-using-the-join-method" text:style-name="Internet_20_link" text:visited-style-name="Visited_20_Internet_20_Link"><text:span text:style-name="T2">Combine an Array into a String Using the join Method</text:span></text:a></text:p>
      <text:p text:style-name="P16"><text:tab/>function sentensify(str) {</text:p>
      <text:p text:style-name="P4"><text:tab/>return str.split(/[ ,.-]/).join(' ')</text:p>
      <text:p text:style-name="P4"><text:tab/>}</text:p>
      <text:p text:style-name="P4"><text:tab/>sentensify("May-the-force-be-with-you");</text:p>
      <text:p text:style-name="P16"/>
      <text:p text:style-name="P2"><text:soft-page-break/><text:a xlink:type="simple" xlink:href="http://192.168.0.253:8000/learn/javascript-algorithms-and-data-structures/functional-programming/apply-functional-programming-to-convert-strings-to-url-slugs" text:style-name="Internet_20_link" text:visited-style-name="Visited_20_Internet_20_Link"><text:span text:style-name="T2">Apply Functional Programming to Convert Strings to URL Slugs</text:span></text:a></text:p>
      <text:p text:style-name="P16"><text:tab/>var globalTitle = "Winter Is Coming";</text:p>
      <text:p text:style-name="P4"><text:tab/>function urlSlug(str) {</text:p>
      <text:p text:style-name="P4"><text:tab/>let re = /\s/</text:p>
      <text:p text:style-name="P4"><text:tab/>let a = str.split(re).join('-').split('-')</text:p>
      <text:p text:style-name="P4"><text:tab/>let answer = []</text:p>
      <text:p text:style-name="P4"><text:tab/>for(let i = 0; i &lt; a.length; i++){</text:p>
      <text:p text:style-name="P4"><text:tab/>if(a[i] != ''){</text:p>
      <text:p text:style-name="P4"><text:tab/>answer.push(a[i])</text:p>
      <text:p text:style-name="P4"><text:tab/>}</text:p>
      <text:p text:style-name="P4"><text:tab/>}</text:p>
      <text:p text:style-name="P4"><text:tab/>return answer.join('-').toLowerCase()</text:p>
      <text:p text:style-name="P4"><text:tab/>}</text:p>
      <text:p text:style-name="P4"><text:tab/>var winterComing = urlSlug(globalTitle); // Should be "winter-is-coming"</text:p>
      <text:p text:style-name="P2"><text:a xlink:type="simple" xlink:href="http://192.168.0.253:8000/learn/javascript-algorithms-and-data-structures/functional-programming/use-the-every-method-to-check-that-every-element-in-an-array-meets-a-criteria" text:style-name="Internet_20_link" text:visited-style-name="Visited_20_Internet_20_Link"><text:span text:style-name="T10"/></text:a></text:p>
      <text:p text:style-name="P2"><text:a xlink:type="simple" xlink:href="http://192.168.0.253:8000/learn/javascript-algorithms-and-data-structures/functional-programming/use-the-every-method-to-check-that-every-element-in-an-array-meets-a-criteria" text:style-name="Internet_20_link" text:visited-style-name="Visited_20_Internet_20_Link"><text:span text:style-name="T1">Use the every Method to Check that Every Element in an Array Meets a Criteria</text:span></text:a></text:p>
      <text:p text:style-name="P2"><text:span text:style-name="T18">let</text:span><text:span text:style-name="T3"> </text:span><text:span text:style-name="T14">result</text:span><text:span text:style-name="T3"> = </text:span><text:span text:style-name="T14">arr</text:span><text:span text:style-name="T3">.</text:span><text:span text:style-name="T14">every</text:span><text:span text:style-name="T3">(</text:span><text:span text:style-name="T18">function</text:span><text:span text:style-name="T3">(</text:span><text:span text:style-name="T14">currentValue</text:span><text:span text:style-name="T3">){</text:span></text:p>
      <text:p text:style-name="P5"><text:span text:style-name="T20">return</text:span> <text:span text:style-name="T21">currentValue</text:span> &gt; <text:span text:style-name="T22">0</text:span>;</text:p>
      <text:p text:style-name="P5">});</text:p>
      <text:p text:style-name="P5"><text:span text:style-name="T20">return</text:span> <text:span text:style-name="T21">result</text:span></text:p>
      <text:p text:style-name="P19"/>
      <text:p text:style-name="P2"><text:a xlink:type="simple" xlink:href="http://192.168.0.253:8000/learn/javascript-algorithms-and-data-structures/functional-programming/use-the-some-method-to-check-that-any-elements-in-an-array-meet-a-criteria" text:style-name="Internet_20_link" text:visited-style-name="Visited_20_Internet_20_Link"><text:span text:style-name="T1">Use the some Method to Check that Any Elements in an Array Meet a Criteria</text:span></text:a></text:p>
      <text:p text:style-name="P2"><text:span text:style-name="T19">let</text:span><text:span text:style-name="T4"> </text:span><text:span text:style-name="T15">result</text:span><text:span text:style-name="T4"> = </text:span><text:span text:style-name="T15">arr</text:span><text:span text:style-name="T4">.</text:span><text:span text:style-name="T15">some</text:span><text:span text:style-name="T4">(</text:span><text:span text:style-name="T19">function</text:span><text:span text:style-name="T4">(</text:span><text:span text:style-name="T15">currentValue</text:span><text:span text:style-name="T4">){</text:span></text:p>
      <text:p text:style-name="P5"><text:span text:style-name="T20">return</text:span> <text:span text:style-name="T21">currentValue</text:span> &gt; <text:span text:style-name="T22">0</text:span>;</text:p>
      <text:p text:style-name="P5">});</text:p>
      <text:p text:style-name="P5"><text:span text:style-name="T20">return</text:span> <text:span text:style-name="T21">result</text:span>;</text:p>
      <text:p text:style-name="P2"><text:span text:style-name="T6"/></text:p>
      <text:p text:style-name="P2"><text:a xlink:type="simple" xlink:href="http://192.168.0.253:8000/learn/javascript-algorithms-and-data-structures/functional-programming/introduction-to-currying-and-partial-application" text:style-name="Internet_20_link" text:visited-style-name="Visited_20_Internet_20_Link"><text:span text:style-name="T2">Introduction to Currying and Partial Application</text:span></text:a></text:p>
      <text:p text:style-name="P34"><text:span text:style-name="T20">return</text:span> <text:span text:style-name="T20">function</text:span> (<text:span text:style-name="T21">y</text:span>) {</text:p>
      <text:p text:style-name="P34"><text:span text:style-name="T20">return</text:span> <text:span text:style-name="T20">function</text:span> (<text:span text:style-name="T21">z</text:span>) {</text:p>
      <text:p text:style-name="P34"><text:span text:style-name="T20">return</text:span> <text:span text:style-name="T21">x</text:span> + <text:span text:style-name="T21">y</text:span> + <text:span text:style-name="T21">z</text:span>;</text:p>
      <text:p text:style-name="P34">}</text:p>
      <text:p text:style-name="P35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1-07-02T14:28:18.774000000</dc:date>
    <meta:editing-duration>PT6H58M12S</meta:editing-duration>
    <meta:editing-cycles>19</meta:editing-cycles>
    <meta:document-statistic meta:table-count="0" meta:image-count="0" meta:object-count="0" meta:page-count="5" meta:paragraph-count="178" meta:word-count="818" meta:character-count="5785" meta:non-whitespace-character-count="5067"/>
  </office:meta>
</office:document-meta>
</file>